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6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6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6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62"/>
    <style:style style:name="ce15" style:family="table-cell" style:parent-style-name="Default" style:data-style-name="N62">
      <style:table-cell-properties fo:border="none"/>
    </style:style>
    <style:style style:name="ce16" style:family="table-cell" style:parent-style-name="Default" style:data-style-name="N6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order="none"/>
    </style:style>
    <style:style style:name="ce19" style:family="table-cell" style:parent-style-name="Default" style:data-style-name="N6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64"/>
    <style:style style:name="ce24" style:family="table-cell" style:parent-style-name="Default" style:data-style-name="N64">
      <style:table-cell-properties fo:border="none"/>
    </style:style>
    <style:style style:name="ce2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9"/>
    <style:style style:name="ce33" style:family="table-cell" style:parent-style-name="Default" style:data-style-name="N129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9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94H00M43.873051S" calcext:value-type="time">
            <text:p>1894:0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office:value-type="time" office:time-value="PT10H02M24.237S" calcext:value-type="time">
            <text:p>10:02 AM</text:p>
          </table:table-cell>
          <table:table-cell office:value-type="time" office:time-value="PT11H00M00S" calcext:value-type="time">
            <text:p>11:00 AM</text:p>
          </table:table-cell>
          <table:table-cell table:formula="of:=IF([.C381]-[.B381] &gt; 0; [.C381]-[.B381]; 0)" office:value-type="time" office:time-value="PT00H57M35.763S" calcext:value-type="time">
            <text:p>00:57</text:p>
          </table:table-cell>
          <table:table-cell table:style-name="ce3"/>
          <table:table-cell office:value-type="time" office:time-value="PT12H10M00S" calcext:value-type="time">
            <text:p>12:10 PM</text:p>
          </table:table-cell>
          <table:table-cell office:value-type="time" office:time-value="PT15H17M42.837S" calcext:value-type="time">
            <text:p>03:17 PM</text:p>
          </table:table-cell>
          <table:table-cell table:formula="of:=IF([.G381]-[.F381] &gt; 0; [.G381]-[.F381]; 0)" office:value-type="time" office:time-value="PT03H07M42.837S" calcext:value-type="time">
            <text:p>03:07</text:p>
          </table:table-cell>
          <table:table-cell table:formula="of:=[.D381]+[.H381]" office:value-type="time" office:time-value="PT04H05M18.6S" calcext:value-type="time">
            <text:p>04:05</text:p>
          </table:table-cell>
          <table:table-cell table:style-name="ce3"/>
          <table:table-cell office:value-type="string" calcext:value-type="string">
            <text:p>Chute item-drop ani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12H20M33.345S" calcext:value-type="time">
            <text:p>12:20</text:p>
          </table:table-cell>
          <table:table-cell table:number-columns-repeated="1012"/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office:value-type="time" office:time-value="PT19H15M00S" calcext:value-type="time">
            <text:p>07:15 PM</text:p>
          </table:table-cell>
          <table:table-cell office:value-type="time" office:time-value="PT20H20M17.273S" calcext:value-type="time">
            <text:p>08:20 PM</text:p>
          </table:table-cell>
          <table:table-cell table:formula="of:=IF([.C385]-[.B385] &gt; 0; [.C385]-[.B385]; 0)" office:value-type="time" office:time-value="PT01H05M17.273S" calcext:value-type="time">
            <text:p>01:05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1H05M17.273S" calcext:value-type="time">
            <text:p>01:05</text:p>
          </table:table-cell>
          <table:table-cell table:style-name="ce3"/>
          <table:table-cell office:value-type="string" calcext:value-type="string">
            <text:p>Migration to new PC &amp; Release build fixes</text:p>
          </table:table-cell>
          <table:table-cell table:number-columns-repeated="1013"/>
        </table:table-row>
        <table:table-row table:style-name="ro1">
          <table:table-cell office:value-type="date" office:date-value="2023-05-25" calcext:value-type="date">
            <text:p>05/25/23</text:p>
          </table:table-cell>
          <table:table-cell office:value-type="time" office:time-value="PT20H42M33.42S" calcext:value-type="time">
            <text:p>08:42 PM</text:p>
          </table:table-cell>
          <table:table-cell office:value-type="time" office:time-value="PT22H02M13.762S" calcext:value-type="time">
            <text:p>10:02 PM</text:p>
          </table:table-cell>
          <table:table-cell table:formula="of:=IF([.C386]-[.B386] &gt; 0; [.C386]-[.B386]; 0)" office:value-type="time" office:time-value="PT01H19M40.342S" calcext:value-type="time">
            <text:p>01:19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1H19M40.342S" calcext:value-type="time">
            <text:p>01:19</text:p>
          </table:table-cell>
          <table:table-cell table:style-name="ce3"/>
          <table:table-cell office:value-type="string" calcext:value-type="string">
            <text:p>Clock tick/chime SFX &amp; InteractRotate SFX groups</text:p>
          </table:table-cell>
          <table:table-cell table:number-columns-repeated="1013"/>
        </table:table-row>
        <table:table-row table:style-name="ro1">
          <table:table-cell office:value-type="date" office:date-value="2023-05-26" calcext:value-type="date">
            <text:p>05/26/23</text:p>
          </table:table-cell>
          <table:table-cell office:value-type="time" office:time-value="PT21H25M14.445S" calcext:value-type="time">
            <text:p>09:25 PM</text:p>
          </table:table-cell>
          <table:table-cell office:value-type="time" office:time-value="PT23H05M50.346S" calcext:value-type="time">
            <text:p>11:05 PM</text:p>
          </table:table-cell>
          <table:table-cell table:formula="of:=IF([.C387]-[.B387] &gt; 0; [.C387]-[.B387]; 0)" office:value-type="time" office:time-value="PT01H40M35.901S" calcext:value-type="time">
            <text:p>01:4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1H40M35.901S" calcext:value-type="time">
            <text:p>01:40</text:p>
          </table:table-cell>
          <table:table-cell table:style-name="ce3"/>
          <table:table-cell office:value-type="string" calcext:value-type="string">
            <text:p>Clock auto-tick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8]-[.B388] &gt; 0; [.C388]-[.B388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89]-[.B389] &gt; 0; [.C389]-[.B3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21:29:09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Laws</meta:initial-creator>
    <meta:creation-date>2022-01-03T08:27:16.332416835</meta:creation-date>
    <dc:date>2023-05-26T23:05:52.708000000</dc:date>
    <meta:editing-duration>P85DT4H42M35S</meta:editing-duration>
    <meta:editing-cycles>2262</meta:editing-cycles>
    <meta:generator>LibreOffice/7.5.3.2$Windows_X86_64 LibreOffice_project/9f56dff12ba03b9acd7730a5a481eea045e468f3</meta:generator>
    <meta:document-statistic meta:table-count="2" meta:cell-count="2812" meta:object-count="0"/>
  </office:meta>
</office:document-meta>
</file>